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Part 1</text:p>
      <text:p text:style-name="P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
      <text:p text:style-name="Normal">Do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herself around others was one of them. That was just as well though; she had things she needed to *hide*, not to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heed i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In fact, her heart was beating so loudly it wouldn’t be strange if you could hear it yourself. And her eyes, they were looking at everything except for you.</text:p>
      <text:p text:style-name="Normal">“Um... So, what are you doing here?” she ventured to ask, her voice reaching a higher pitch with every word.</text:p>
      <text:p text:style-name="Normal">Your answer was to raise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that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 but she couldn’t remember: her mind was busy figuring out whether she had lost herself too deep in her delusions or you really were walking together. Still, she wondered.</text:p>
      <text:p text:style-name="Normal">“...”</text:p>
      <text:p text:style-name="Normal">Anxiously, she wondered. She didn’t have to wonder for long: the answer was written all over her heart. But, putting it into words, then letting those words out... Even just thinking about it was nerve-racking, would she actually do it? Could she? Then,</text:p>
      <text:p text:style-name="Normal">“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that you’d noticed her distress, but it was also unusual for you to misunderstand her. Not that she was blam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text:p>
      <text:p text:style-name="Normal">“Hmmm...” you tilted your head.</text:p>
      <text:p text:style-name="Normal">She tilted her head too: “?”</text:p>
      <text:p text:style-name="Normal">“Hey, I have an idea,” and, looking her dead in the eye, “let’s make a group, you and me.”</text:p>
      <text:p text:style-name="Normal">“...Huh?!”</text:p>
      <text:p text:style-name="Normal"><text:span text:style-name="T1">W-wait! No! I can’t! I’m not ready!! W-we haven’t even held hands yet...!! <text:s text:c="1"/></text:span>Your statement sent her imagination into overdrive, and she was imagining your future together.</text:p>
      <text:p text:style-name="Normal">“Ah, I mean it’s fine if you don’t want to,” you followed up.</text:p>
      <text:p text:style-name="Normal">“N-no, it’s okay, let’s do that!”</text:p>
      <text:p text:style-name="Normal">And so it was decided: the two of you would form a group. <text:span text:style-name="T1">Not a bad outcome... I’m glad...</text:span></text:p>
      <text:p text:style-name="Normal">This exchange burnt through virtually all of her social battery, and as that forced her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a few days later.</text:p>
      <text:p text:style-name="Normal"><text:span text:style-name="T1">So... This means... </text:span>that her brain must have failed to process a very important exchange you two had. That, or she actually did cross the point of no return in her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text:span> <text:span text:style-name="T1">But it’s all a dream... </text:span>Full of resolve, *SMACK!!* she slapped herself awake . And yet,</text:p>
      <text:p text:style-name="Normal"><text:span text:style-name="T1">“Ouch...” It hurts...! </text:span>And 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in the art of embarrassing herself in front of others. <text:span text:style-name="T1">Whatever... </text:span>The silver lining was that she was too mentally exhausted to feel embarrassed. As for you,</text:p>
      <text:p text:style-name="Normal">“Sorry, my bad,” you were all smiles, “you really are a funny one, you know?”</text:p>
      <text:p text:style-name="Normal">Her head drooped to the side and she chuckled in resignation (she’d given up on herself), “heh... I’m a real clown aren’t I...”</text:p>
      <text:p text:style-name="Normal">“Oh, I don’t mean it in a bad way. It’s more like... I don’t get bored when I’m around you. I guess I’m trying to say that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again. Perhaps because of the sudden acceleration, the corners of her mouth were getting pushed back all the way to her ears, and it took all her self-restraint to stop herself from making the widest grin within a ten kilometre radius.</text:p>
      <text:p text:style-name="Normal">“Thanks...” </text:p>
      <text:p text:style-name="Normal">“Still, I’d say we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 ran away.</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Greek tragedies, the more she tried to escape her fate, the more she got trapped in it. So many scenarii went through her mind, and in all of them, at the end of all of them, you smiled at her happily. <text:span text:style-name="T1">Happily...</text:span></text:p>
      <text:p text:style-name="Normal">Here was the wrong place, now was the wrong time, but it’s never too late, <text:span text:style-name="T1">right?</text:span></text:p>
      <text:p text:style-name="Normal">Even so, even though you weren’t here, she could only bring herself to think it: she’d been an empty shell since long before you stole her heart. Still, <text:span text:style-name="T1">would you go out with me?</text:span></text:p>
      <text:p text:style-name="Normal"/>
      <text:p text:style-name="P1"><text:span text:style-name="T1">•••</text:span></text:p>
      <text:p text:style-name="P1"/>
      <text:p text:style-name="Normal">The sun had gone to sleep a while back, and she’d wished it goodnight. She was alone now, and her room had grown dark. What shall she dream of, tonight?</text:p>
      <text:p text:style-name="Normal">She was feeling a bit tired at the moment. Her heart had been heavy all evening long, after all. For some reason it had filled to the brim with tears, so she was a little tired now, after crying it all out. That’s probably also why, despite her weariness, she was feeling pretty good.</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Then, 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 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It was shallow, only reaching as high as her ankles, it was incredibly vast, blanketing the earth from horizon to horizon, and it was calm, without a single ripple going through it. It was also warm, warm enough that she felt comfortable sitting down in it, and it was crystalline, so that the Milky Way was perfectly mirrored in it.</text:p>
      <text:p text:style-name="Normal">“Haah...” Just above her were the starful heavens. In this world, there was no need for secrets, so the universe showed itself to her as a river of light that spanned across the night, running further and deeper than her own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 and it was herself.</text:p>
      <text:p text:style-name="Normal">“What did you want to talk about?” The girl asked.</text:p>
      <text:p text:style-name="Normal">“Nothing in particular...” There was so much she wanted to talk about, there was an entire person she wanted to understand, but she didn’t know how to express that, so she simply said “I just want to love you, someday.”</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